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Showcard Gothic" svg:font-family="'Showcard Gothic'" style:font-family-generic="decorative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paragraph-rsid="001f5eae"/>
    </style:style>
    <style:style style:name="P2" style:family="paragraph" style:parent-style-name="Standard">
      <style:text-properties officeooo:paragraph-rsid="00202949"/>
    </style:style>
    <style:style style:name="P3" style:family="paragraph" style:parent-style-name="Standard">
      <style:text-properties officeooo:paragraph-rsid="002410a5"/>
    </style:style>
    <style:style style:name="P4" style:family="paragraph" style:parent-style-name="Standard">
      <style:text-properties officeooo:paragraph-rsid="0027e533"/>
    </style:style>
    <style:style style:name="P5" style:family="paragraph" style:parent-style-name="Standard">
      <style:text-properties officeooo:paragraph-rsid="0031bcb8"/>
    </style:style>
    <style:style style:name="P6" style:family="paragraph" style:parent-style-name="Standard">
      <style:paragraph-properties fo:margin-top="0.101cm" fo:margin-bottom="0.101cm" style:contextual-spacing="false"/>
      <style:text-properties officeooo:rsid="00176aad" officeooo:paragraph-rsid="001f5eae"/>
    </style:style>
    <style:style style:name="P7" style:family="paragraph" style:parent-style-name="Standard">
      <style:paragraph-properties fo:margin-top="0.101cm" fo:margin-bottom="0.101cm" style:contextual-spacing="false"/>
      <style:text-properties officeooo:rsid="00176aad" officeooo:paragraph-rsid="00202949"/>
    </style:style>
    <style:style style:name="P8" style:family="paragraph" style:parent-style-name="Standard">
      <style:text-properties officeooo:paragraph-rsid="00390b17"/>
    </style:style>
    <style:style style:name="P9" style:family="paragraph" style:parent-style-name="Standard">
      <style:text-properties officeooo:paragraph-rsid="003e1727"/>
    </style:style>
    <style:style style:name="P10" style:family="paragraph" style:parent-style-name="Standard">
      <style:paragraph-properties fo:margin-top="0cm" fo:margin-bottom="0cm" style:contextual-spacing="false" fo:line-height="115%"/>
      <style:text-properties officeooo:rsid="0031bcb8" officeooo:paragraph-rsid="003fc270"/>
    </style:style>
    <style:style style:name="P11" style:family="paragraph" style:parent-style-name="Standard">
      <style:paragraph-properties fo:margin-top="0cm" fo:margin-bottom="0cm" style:contextual-spacing="false" fo:line-height="115%"/>
      <style:text-properties officeooo:rsid="0031bcb8" officeooo:paragraph-rsid="003e1727"/>
    </style:style>
    <style:style style:name="P12" style:family="paragraph" style:parent-style-name="Standard">
      <style:text-properties fo:font-size="22pt" officeooo:rsid="000dd4a7" officeooo:paragraph-rsid="00428e8b" style:font-size-asian="22pt" style:font-size-complex="22pt"/>
    </style:style>
    <style:style style:name="P13" style:family="paragraph" style:parent-style-name="Standard" style:list-style-name="L1">
      <style:paragraph-properties fo:margin-top="0cm" fo:margin-bottom="0cm" style:contextual-spacing="false" fo:line-height="115%"/>
      <style:text-properties officeooo:rsid="003fc270" officeooo:paragraph-rsid="0043aa4d"/>
    </style:style>
    <style:style style:name="P14" style:family="paragraph" style:parent-style-name="Standard" style:list-style-name="L1">
      <style:paragraph-properties fo:margin-top="0cm" fo:margin-bottom="0cm" style:contextual-spacing="false" fo:line-height="115%"/>
      <style:text-properties officeooo:rsid="003e1727" officeooo:paragraph-rsid="003fc270"/>
    </style:style>
    <style:style style:name="P15" style:family="paragraph" style:parent-style-name="Standard" style:list-style-name="L1">
      <style:paragraph-properties fo:margin-top="0cm" fo:margin-bottom="0cm" style:contextual-spacing="false" fo:line-height="115%"/>
      <style:text-properties officeooo:rsid="0031bcb8" officeooo:paragraph-rsid="003ad85a"/>
    </style:style>
    <style:style style:name="P16" style:family="paragraph" style:parent-style-name="Standard" style:list-style-name="L1">
      <style:paragraph-properties fo:margin-top="0cm" fo:margin-bottom="0cm" style:contextual-spacing="false" fo:line-height="115%"/>
      <style:text-properties officeooo:rsid="0031bcb8" officeooo:paragraph-rsid="003b6457"/>
    </style:style>
    <style:style style:name="P17" style:family="paragraph" style:parent-style-name="Standard" style:list-style-name="L1">
      <style:paragraph-properties fo:margin-top="0cm" fo:margin-bottom="0cm" style:contextual-spacing="false" fo:line-height="115%"/>
      <style:text-properties officeooo:rsid="0031bcb8" officeooo:paragraph-rsid="0031bcb8"/>
    </style:style>
    <style:style style:name="P18" style:family="paragraph" style:parent-style-name="Standard">
      <style:paragraph-properties fo:margin-top="0cm" fo:margin-bottom="0cm" style:contextual-spacing="false" fo:line-height="115%"/>
      <style:text-properties officeooo:rsid="0031bcb8" officeooo:paragraph-rsid="0043aa4d"/>
    </style:style>
    <style:style style:name="P19" style:family="paragraph" style:parent-style-name="Standard" style:list-style-name="L1">
      <style:paragraph-properties fo:margin-top="0cm" fo:margin-bottom="0cm" style:contextual-spacing="false" fo:line-height="115%"/>
      <style:text-properties officeooo:rsid="003b6457" officeooo:paragraph-rsid="003b6457"/>
    </style:style>
    <style:style style:name="P20" style:family="paragraph" style:parent-style-name="Standard" style:list-style-name="L1">
      <style:paragraph-properties fo:margin-top="0cm" fo:margin-bottom="0cm" style:contextual-spacing="false" fo:line-height="115%"/>
      <style:text-properties officeooo:rsid="00326c6a" officeooo:paragraph-rsid="00326c6a"/>
    </style:style>
    <style:style style:name="P21" style:family="paragraph" style:parent-style-name="Standard" style:list-style-name="L1">
      <style:paragraph-properties fo:margin-top="0cm" fo:margin-bottom="0cm" style:contextual-spacing="false" fo:line-height="115%"/>
      <style:text-properties officeooo:rsid="00327d07" officeooo:paragraph-rsid="003377b7"/>
    </style:style>
    <style:style style:name="P22" style:family="paragraph" style:parent-style-name="Standard" style:list-style-name="L1">
      <style:paragraph-properties fo:margin-top="0cm" fo:margin-bottom="0cm" style:contextual-spacing="false" fo:line-height="115%"/>
      <style:text-properties officeooo:rsid="003377b7" officeooo:paragraph-rsid="003377b7"/>
    </style:style>
    <style:style style:name="P23" style:family="paragraph" style:parent-style-name="Standard" style:list-style-name="L1">
      <style:paragraph-properties fo:margin-top="0cm" fo:margin-bottom="0cm" style:contextual-spacing="false" fo:line-height="115%"/>
      <style:text-properties officeooo:rsid="003406f0" officeooo:paragraph-rsid="003406f0"/>
    </style:style>
    <style:style style:name="P24" style:family="paragraph" style:parent-style-name="Standard" style:list-style-name="L1">
      <style:paragraph-properties fo:margin-top="0cm" fo:margin-bottom="0cm" style:contextual-spacing="false" fo:line-height="115%"/>
      <style:text-properties officeooo:rsid="0035d638" officeooo:paragraph-rsid="0035d638"/>
    </style:style>
    <style:style style:name="P25" style:family="paragraph" style:parent-style-name="Standard" style:list-style-name="L1">
      <style:text-properties officeooo:rsid="002410a5" officeooo:paragraph-rsid="0031bcb8"/>
    </style:style>
    <style:style style:name="P26" style:family="paragraph" style:parent-style-name="Standard" style:list-style-name="L1">
      <style:text-properties officeooo:rsid="002410a5" officeooo:paragraph-rsid="0027e533"/>
    </style:style>
    <style:style style:name="P27" style:family="paragraph" style:parent-style-name="Standard" style:list-style-name="L1">
      <style:paragraph-properties fo:margin-top="0cm" fo:margin-bottom="0cm" style:contextual-spacing="false" fo:line-height="115%"/>
      <style:text-properties officeooo:rsid="002410a5" officeooo:paragraph-rsid="002fe0c2"/>
    </style:style>
    <style:style style:name="P28" style:family="paragraph" style:parent-style-name="Standard" style:list-style-name="L2">
      <style:paragraph-properties fo:margin-top="0.101cm" fo:margin-bottom="0.101cm" style:contextual-spacing="false"/>
      <style:text-properties officeooo:rsid="002410a5" officeooo:paragraph-rsid="002410a5"/>
    </style:style>
    <style:style style:name="P29" style:family="paragraph" style:parent-style-name="Standard" style:list-style-name="L2">
      <style:paragraph-properties fo:margin-top="0.101cm" fo:margin-bottom="0.101cm" style:contextual-spacing="false"/>
      <style:text-properties officeooo:rsid="002075c0" officeooo:paragraph-rsid="0029ac4a"/>
    </style:style>
    <style:style style:name="P30" style:family="paragraph" style:parent-style-name="Standard" style:list-style-name="L2">
      <style:paragraph-properties fo:margin-top="0.101cm" fo:margin-bottom="0.101cm" style:contextual-spacing="false"/>
      <style:text-properties officeooo:rsid="002075c0" officeooo:paragraph-rsid="002e4ddb"/>
    </style:style>
    <style:style style:name="P31" style:family="paragraph" style:parent-style-name="Standard" style:list-style-name="L2">
      <style:paragraph-properties fo:margin-top="0.101cm" fo:margin-bottom="0.101cm" style:contextual-spacing="false"/>
      <style:text-properties officeooo:rsid="002075c0" officeooo:paragraph-rsid="002fd918"/>
    </style:style>
    <style:style style:name="P32" style:family="paragraph" style:parent-style-name="Standard" style:list-style-name="L2">
      <style:paragraph-properties fo:margin-top="0.101cm" fo:margin-bottom="0.101cm" style:contextual-spacing="false"/>
      <style:text-properties officeooo:rsid="002075c0" officeooo:paragraph-rsid="0021f50e"/>
    </style:style>
    <style:style style:name="P33" style:family="paragraph" style:parent-style-name="Standard" style:list-style-name="L2">
      <style:paragraph-properties fo:margin-top="0.101cm" fo:margin-bottom="0.101cm" style:contextual-spacing="false"/>
      <style:text-properties officeooo:rsid="002075c0" officeooo:paragraph-rsid="002075c0"/>
    </style:style>
    <style:style style:name="P34" style:family="paragraph" style:parent-style-name="Standard" style:list-style-name="L2">
      <style:paragraph-properties fo:margin-top="0.101cm" fo:margin-bottom="0.101cm" style:contextual-spacing="false"/>
      <style:text-properties officeooo:rsid="002c0354" officeooo:paragraph-rsid="002c0354"/>
    </style:style>
    <style:style style:name="P35" style:family="paragraph" style:parent-style-name="Standard" style:list-style-name="L2">
      <style:paragraph-properties fo:margin-top="0.101cm" fo:margin-bottom="0.101cm" style:contextual-spacing="false"/>
      <style:text-properties officeooo:rsid="0029ac4a" officeooo:paragraph-rsid="002c0354"/>
    </style:style>
    <style:style style:name="P36" style:family="paragraph" style:parent-style-name="Standard" style:list-style-name="L2">
      <style:paragraph-properties fo:margin-top="0.101cm" fo:margin-bottom="0.101cm" style:contextual-spacing="false"/>
      <style:text-properties officeooo:rsid="002aca1f" officeooo:paragraph-rsid="002c21f6"/>
    </style:style>
    <style:style style:name="P37" style:family="paragraph" style:parent-style-name="Standard" style:list-style-name="L2">
      <style:paragraph-properties fo:margin-top="0.101cm" fo:margin-bottom="0.101cm" style:contextual-spacing="false"/>
      <style:text-properties officeooo:rsid="002e4ddb" officeooo:paragraph-rsid="002fd918"/>
    </style:style>
    <style:style style:name="P38" style:family="paragraph" style:parent-style-name="Standard" style:list-style-name="L2">
      <style:paragraph-properties fo:margin-top="0.101cm" fo:margin-bottom="0.101cm" style:contextual-spacing="false"/>
      <style:text-properties officeooo:rsid="00202949" officeooo:paragraph-rsid="00202949"/>
    </style:style>
    <style:style style:name="P39" style:family="paragraph" style:parent-style-name="Standard">
      <style:text-properties officeooo:paragraph-rsid="003e1727"/>
    </style:style>
    <style:style style:name="P40" style:family="paragraph" style:parent-style-name="Standard">
      <style:text-properties officeooo:paragraph-rsid="0043aa4d"/>
    </style:style>
    <style:style style:name="P41" style:family="paragraph" style:parent-style-name="Standard" style:list-style-name="L1">
      <style:paragraph-properties fo:margin-top="0cm" fo:margin-bottom="0cm" style:contextual-spacing="false" fo:line-height="115%"/>
      <style:text-properties officeooo:rsid="00453af4" officeooo:paragraph-rsid="00453af4"/>
    </style:style>
    <style:style style:name="T1" style:family="text">
      <style:text-properties officeooo:rsid="0013d4a8"/>
    </style:style>
    <style:style style:name="T2" style:family="text">
      <style:text-properties officeooo:rsid="001f8088"/>
    </style:style>
    <style:style style:name="T3" style:family="text">
      <style:text-properties officeooo:rsid="00202949"/>
    </style:style>
    <style:style style:name="T4" style:family="text">
      <style:text-properties officeooo:rsid="002075c0"/>
    </style:style>
    <style:style style:name="T5" style:family="text">
      <style:text-properties officeooo:rsid="0021f50e"/>
    </style:style>
    <style:style style:name="T6" style:family="text">
      <style:text-properties officeooo:rsid="002410a5"/>
    </style:style>
    <style:style style:name="T7" style:family="text">
      <style:text-properties officeooo:rsid="0025ed27"/>
    </style:style>
    <style:style style:name="T8" style:family="text">
      <style:text-properties officeooo:rsid="00291380"/>
    </style:style>
    <style:style style:name="T9" style:family="text">
      <style:text-properties officeooo:rsid="002c21f6"/>
    </style:style>
    <style:style style:name="T10" style:family="text">
      <style:text-properties officeooo:rsid="002e029a"/>
    </style:style>
    <style:style style:name="T11" style:family="text">
      <style:text-properties officeooo:rsid="002fd918"/>
    </style:style>
    <style:style style:name="T12" style:family="text">
      <style:text-properties officeooo:rsid="002fe0c2"/>
    </style:style>
    <style:style style:name="T13" style:family="text">
      <style:text-properties officeooo:rsid="0031bcb8"/>
    </style:style>
    <style:style style:name="T14" style:family="text">
      <style:text-properties officeooo:rsid="00354dbe"/>
    </style:style>
    <style:style style:name="T15" style:family="text">
      <style:text-properties officeooo:rsid="00390b17"/>
    </style:style>
    <style:style style:name="T16" style:family="text">
      <style:text-properties officeooo:rsid="003ad85a"/>
    </style:style>
    <style:style style:name="T17" style:family="text">
      <style:text-properties officeooo:rsid="003e1727"/>
    </style:style>
    <style:style style:name="T18" style:family="text">
      <style:text-properties officeooo:rsid="003fc270"/>
    </style:style>
    <style:style style:name="T19" style:family="text">
      <style:text-properties style:font-name="Showcard Gothic" fo:font-style="italic" fo:font-weight="bold" officeooo:rsid="00394e2d" style:font-style-asian="italic" style:font-weight-asian="bold" style:font-style-complex="italic" style:font-weight-complex="bold"/>
    </style:style>
    <style:style style:name="T20" style:family="text">
      <style:text-properties officeooo:rsid="0043aa4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<text:span text:style-name="T19">LARUS <text:s/></text:span><text:span text:style-name="T2">BootLoader </text:span>Release Notes </text:p>
      <text:p text:style-name="Standard"/>
      <text:p text:style-name="Standard"/>
      <text:p text:style-name="P4"/>
      <text:p text:style-name="P9"><text:span text:style-name="T20">28.04.22</text:span><text:span text:style-name="T3"><text:tab/></text:span><text:span text:style-name="T1">Version </text:span><text:span text:style-name="T20">1.1.5</text:span></text:p>
      <text:p text:style-name="P9"/>
      <text:list xml:id="list4031369658" text:style-name="L1">
        <text:list-item>
          <text:p text:style-name="P41">Großer Umbau</text:p>
        </text:list-item>
        <text:list-item>
          <text:p text:style-name="P41">Fortschrittsanzeige</text:p>
        </text:list-item>
      </text:list>
      <text:p text:style-name="P11"/>
      <text:p text:style-name="P11"/>
      <text:p text:style-name="P40"><text:span text:style-name="T17">0</text:span><text:span text:style-name="T18">3</text:span><text:span text:style-name="T17">.09</text:span><text:span text:style-name="T3">.21<text:tab/></text:span><text:span text:style-name="T1">Version </text:span>0.<text:span text:style-name="T13">2</text:span><text:span text:style-name="T4">.</text:span><text:span text:style-name="T18">7</text:span><text:span text:style-name="T8"><text:line-break/></text:span></text:p>
      <text:list xml:id="list230034678719974" text:continue-numbering="true" text:style-name="L1">
        <text:list-item>
          <text:p text:style-name="P13">BootLoading auf AD57 ok</text:p>
        </text:list-item>
        <text:list-item>
          <text:p text:style-name="P13">BootLoading für AUDIO vorgesehen, aber kurzgeschlossen wegen der ausstehenden Änderungen an der AUDIO HW (CAN2 statt CAN1)</text:p>
        </text:list-item>
      </text:list>
      <text:p text:style-name="P18"/>
      <text:p text:style-name="P18"/>
      <text:p text:style-name="P40"><text:span text:style-name="T17">01.09</text:span><text:span text:style-name="T3">.21<text:tab/></text:span><text:span text:style-name="T1">Version </text:span>0.<text:span text:style-name="T13">2</text:span><text:span text:style-name="T4">.</text:span><text:span text:style-name="T17">6</text:span><text:span text:style-name="T8"><text:line-break/></text:span></text:p>
      <text:list xml:id="list230035822963664" text:continue-numbering="true" text:style-name="L1">
        <text:list-item>
          <text:p text:style-name="P14">Korrektur in PrgNav_Lib : Next-Prev-Program</text:p>
        </text:list-item>
      </text:list>
      <text:p text:style-name="P10"/>
      <text:p text:style-name="P10"/>
      <text:p text:style-name="P8"><text:span text:style-name="T13">3</text:span><text:span text:style-name="T15">1</text:span><text:span text:style-name="T13">.08</text:span><text:span text:style-name="T3">.21<text:tab/></text:span><text:span text:style-name="T1">Version </text:span>0.<text:span text:style-name="T13">2</text:span><text:span text:style-name="T4">.</text:span><text:span text:style-name="T15">5</text:span><text:span text:style-name="T8"><text:line-break/></text:span></text:p>
      <text:list xml:id="list230036567722577" text:continue-numbering="true" text:style-name="L1">
        <text:list-item>
          <text:p text:style-name="P15"><text:span text:style-name="T16">Flash_F4xx_Lib : Set Vector Table aktiviert<text:line-break/>//#if (SET_VECTOR_TABLE) <text:s text:c="3"/>// TODO<text:line-break/></text:span> <text:s text:c="3"/>SCB-&gt;VTOR = APP_ADDRESS;<text:line-break/>//#endif</text:p>
        </text:list-item>
        <text:list-item>
          <text:p text:style-name="P19">Generic_FieldDescriptor : c_Vario_Zeiger-Tau wieder aktiviert</text:p>
        </text:list-item>
        <text:list-item>
          <text:p text:style-name="P19">Generic_Signature : Länge 5 auf 4 korigiert</text:p>
          <text:p text:style-name="P16"><text:line-break/></text:p>
        </text:list-item>
      </text:list>
      <text:p text:style-name="P5"><text:span text:style-name="T13">30.08</text:span><text:span text:style-name="T3">.21<text:tab/></text:span><text:span text:style-name="T1">Version </text:span>0.<text:span text:style-name="T13">2</text:span><text:span text:style-name="T4">.</text:span><text:span text:style-name="T13">3</text:span><text:span text:style-name="T8"><text:line-break/></text:span></text:p>
      <text:list xml:id="list230035657921201" text:continue-numbering="true" text:style-name="L1">
        <text:list-item>
          <text:p text:style-name="P17">Großer Umbau der Struktur zur Vereinfachung des Kontroll-Flusses : Jetzt ist task_FlashProgrammer (analog zu task-BackGround in VARIO) der einzige Task, der SD_Card-Zugriff hat.</text:p>
        </text:list-item>
        <text:list-item>
          <text:p text:style-name="P20">EEP_Prom_Lib : &lt;bool&gt; durch &lt;unit8_t&gt; ersetzt</text:p>
        </text:list-item>
        <text:list-item>
          <text:p text:style-name="P21">Portable_Utils : </text:p>
          <text:list>
            <text:list-item>
              <text:p text:style-name="P21">Erweiterung &lt;portable_strpos&gt;, &lt;DateTimeToString&gt;</text:p>
            </text:list-item>
            <text:list-item>
              <text:p text:style-name="P22">Fehlerkorrektur in &lt; portable_memcmp&gt;</text:p>
            </text:list-item>
          </text:list>
        </text:list-item>
        <text:list-item>
          <text:p text:style-name="P23">Generic_Common : verschied<text:span text:style-name="T14">en</text:span>e Umbauten</text:p>
        </text:list-item>
        <text:list-item>
          <text:p text:style-name="P24">Routine &lt;BuildCheckAndJumpPage&gt; → &lt;BuildReportAndJumpPage&gt;</text:p>
          <text:p text:style-name="P25"/>
        </text:list-item>
      </text:list>
      <text:p text:style-name="P5"/>
      <text:p text:style-name="P5"><text:span text:style-name="T4">2</text:span><text:span text:style-name="T8">9</text:span><text:span text:style-name="T3">.07.21<text:tab/></text:span><text:span text:style-name="T1">Version </text:span>0.<text:span text:style-name="T4">1.</text:span><text:span text:style-name="T8">10<text:line-break/></text:span></text:p>
      <text:list xml:id="list230036243643164" text:continue-numbering="true" text:style-name="L1">
        <text:list-item>
          <text:p text:style-name="P27"><text:soft-page-break/>Veränderungen in Flash_F4xx_Lib, habe einfach ausprobiert, analog im <text:span text:style-name="T12">Vario</text:span></text:p>
          <text:p text:style-name="P26"/>
        </text:list-item>
      </text:list>
      <text:p text:style-name="P4"/>
      <text:p text:style-name="P4"><text:span text:style-name="T4">2</text:span><text:span text:style-name="T8">9</text:span><text:span text:style-name="T3">.07.21<text:tab/></text:span><text:span text:style-name="T1">Version </text:span>0.<text:span text:style-name="T4">1.</text:span><text:span text:style-name="T8">10</text:span></text:p>
      <text:p text:style-name="P3"/>
      <text:list xml:id="list2496218400" text:style-name="L2">
        <text:list-item>
          <text:p text:style-name="P28">Fortschrittsanzeige korrigiert</text:p>
        </text:list-item>
        <text:list-item>
          <text:p text:style-name="P29"><text:span text:style-name="T6">Image lässt sich booten, aber noch mit Macken beim Linksdrehen des Großen Encoders, </text:span><text:span text:style-name="T7">beim Rechtsdrehen funktioniert das bis zum Wendezeiger.</text:span></text:p>
        </text:list-item>
        <text:list-item>
          <text:p text:style-name="P34">I2C.c : I2C1_Init eingeführt statt Master_init</text:p>
        </text:list-item>
        <text:list-item>
          <text:p text:style-name="P35">I2C_Handler : Master_Init ersetzt.</text:p>
        </text:list-item>
        <text:list-item>
          <text:p text:style-name="P36">EEProm_Lib.c : I2C1_Init eingeführt im Falle von I2C Fehlern</text:p>
        </text:list-item>
        <text:list-item>
          <text:p text:style-name="P30"><text:span text:style-name="T9">Portable_Utils enthält jetzt wieder die portable-</text:span><text:span text:style-name="T10">Equivalents der Standard-Bibliothek, auch wenn sie nicht benutzt werden.</text:span></text:p>
        </text:list-item>
        <text:list-item>
          <text:p text:style-name="P37">Signature um die Action-Variable verarmt</text:p>
        </text:list-item>
        <text:list-item>
          <text:p text:style-name="P31"><text:span text:style-name="T11">SD_Card_Lib : Mutexes glatt gezogen</text:span><text:line-break/></text:p>
        </text:list-item>
      </text:list>
      <text:p text:style-name="P3"><text:span text:style-name="T4"><text:line-break/>26</text:span><text:span text:style-name="T3">.07.21<text:tab/></text:span><text:span text:style-name="T1">Version </text:span>0.<text:span text:style-name="T4">1.7</text:span></text:p>
      <text:p text:style-name="P2"/>
      <text:list xml:id="list230034845791085" text:continue-numbering="true" text:style-name="L2">
        <text:list-item>
          <text:p text:style-name="P32">Fehler in SD_Card_Lib.c beseitigt</text:p>
        </text:list-item>
        <text:list-item>
          <text:p text:style-name="P32"><text:span text:style-name="T5">alte Funktionalität wieder hergestellt / image VARIO_0x0040001A.hex lässt sich booten</text:span><text:line-break/></text:p>
        </text:list-item>
      </text:list>
      <text:p text:style-name="P7"/>
      <text:p text:style-name="P1"><text:span text:style-name="T3">2</text:span><text:span text:style-name="T4">5</text:span><text:span text:style-name="T3">.07.21<text:tab/></text:span><text:span text:style-name="T1">Version </text:span>0.<text:span text:style-name="T4">1</text:span><text:span text:style-name="T3">.</text:span><text:span text:style-name="T4">6</text:span></text:p>
      <text:p text:style-name="P1"/>
      <text:list xml:id="list230035083179032" text:continue-numbering="true" text:style-name="L2">
        <text:list-item>
          <text:p text:style-name="P38">Neubeginn mit der alten Revision 1009</text:p>
        </text:list-item>
        <text:list-item>
          <text:p text:style-name="P38">Generic_Descriptors.c Numerierung erneuert</text:p>
        </text:list-item>
        <text:list-item>
          <text:p text:style-name="P33">Fehler in der Sicherung der EEProm-Daten beseitigt</text:p>
        </text:list-item>
      </text:list>
      <text:p text:style-name="P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Showcard Gothic" svg:font-family="'Showcard Gothic'" style:font-family-generic="decorative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de" fo:country="DE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de" fo:country="DE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4-28T23:00:34.483000000</dc:date>
    <meta:editing-duration>PT3H12M48S</meta:editing-duration>
    <meta:editing-cycles>26</meta:editing-cycles>
    <meta:generator>LibreOffice/7.3.2.2$Windows_X86_64 LibreOffice_project/49f2b1bff42cfccbd8f788c8dc32c1c309559be0</meta:generator>
    <dc:creator>Horst Rupp</dc:creator>
    <meta:document-statistic meta:table-count="0" meta:image-count="0" meta:object-count="0" meta:page-count="2" meta:paragraph-count="42" meta:word-count="268" meta:character-count="1960" meta:non-whitespace-character-count="1744"/>
  </office:meta>
</office:document-meta>
</file>